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37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Table 2: Hazard ratios for S-Fail vs. S-Pos</text:p>
          </table:table-cell>
          <table:table-cell table:number-columns-repeated="1023"/>
        </table:table-row>
        <table:table-row table:style-name="ro1">
          <table:table-cell office:value-type="string">
            <text:p>Estimate</text:p>
          </table:table-cell>
          <table:table-cell office:value-type="string">
            <text:p>HR (95% CI)</text:p>
          </table:table-cell>
          <table:table-cell office:value-type="string">
            <text:p>P-value</text:p>
          </table:table-cell>
          <table:table-cell table:number-columns-repeated="1021"/>
        </table:table-row>
        <table:table-row table:style-name="ro1">
          <table:table-cell office:value-type="string">
            <text:p>Region stratified</text:p>
          </table:table-cell>
          <table:table-cell office:value-type="string">
            <text:p>0.40 (0.34-0.47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Vax adj.</text:p>
          </table:table-cell>
          <table:table-cell office:value-type="string">
            <text:p>0.39 (0.33-0.46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Demographically adj.</text:p>
          </table:table-cell>
          <table:table-cell office:value-type="string">
            <text:p>0.39 (0.30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Fully adj.</text:p>
          </table:table-cell>
          <table:table-cell office:value-type="string">
            <text:p>0.39 (0.30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Subgroup analyses</text:p>
          </table:table-cell>
          <table:table-cell table:number-columns-repeated="1023"/>
        </table:table-row>
        <table:table-row table:style-name="ro1">
          <table:table-cell office:value-type="string">
            <text:p>Epi. week</text:p>
          </table:table-cell>
          <table:table-cell/>
          <table:table-cell office:value-type="string">
            <text:p>0.8289</text:p>
          </table:table-cell>
          <table:table-cell table:number-columns-repeated="1021"/>
        </table:table-row>
        <table:table-row table:style-name="ro1">
          <table:table-cell office:value-type="string">
            <text:p>05Dec-11Dec</text:p>
          </table:table-cell>
          <table:table-cell office:value-type="string">
            <text:p>0.41 (0.15-1.12)</text:p>
          </table:table-cell>
          <table:table-cell office:value-type="string">
            <text:p>0.0833</text:p>
          </table:table-cell>
          <table:table-cell table:number-columns-repeated="1021"/>
        </table:table-row>
        <table:table-row table:style-name="ro1">
          <table:table-cell office:value-type="string">
            <text:p>12Dec-18Dec</text:p>
          </table:table-cell>
          <table:table-cell office:value-type="string">
            <text:p>0.38 (0.22-0.63)</text:p>
          </table:table-cell>
          <table:table-cell office:value-type="string">
            <text:p>0.0002</text:p>
          </table:table-cell>
          <table:table-cell table:number-columns-repeated="1021"/>
        </table:table-row>
        <table:table-row table:style-name="ro1">
          <table:table-cell office:value-type="string">
            <text:p>19Dec-25Dec</text:p>
          </table:table-cell>
          <table:table-cell office:value-type="string">
            <text:p>0.44 (0.30-0.67)</text:p>
          </table:table-cell>
          <table:table-cell office:value-type="string">
            <text:p>0.0001</text:p>
          </table:table-cell>
          <table:table-cell table:number-columns-repeated="1021"/>
        </table:table-row>
        <table:table-row table:style-name="ro1">
          <table:table-cell office:value-type="string">
            <text:p>26Dec-01Jan</text:p>
          </table:table-cell>
          <table:table-cell office:value-type="string">
            <text:p>0.33 (0.20-0.54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Vaccination</text:p>
          </table:table-cell>
          <table:table-cell/>
          <table:table-cell office:value-type="string">
            <text:p>0.0004</text:p>
          </table:table-cell>
          <table:table-cell table:number-columns-repeated="1021"/>
        </table:table-row>
        <table:table-row table:style-name="ro1">
          <table:table-cell office:value-type="string">
            <text:p>Unvax</text:p>
          </table:table-cell>
          <table:table-cell office:value-type="string">
            <text:p>0.20 (0.13-0.3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1 dose</text:p>
          </table:table-cell>
          <table:table-cell office:value-type="string">
            <text:p>0.43 (0.21-0.89)</text:p>
          </table:table-cell>
          <table:table-cell office:value-type="string">
            <text:p>0.0232</text:p>
          </table:table-cell>
          <table:table-cell table:number-columns-repeated="1021"/>
        </table:table-row>
        <table:table-row table:style-name="ro1">
          <table:table-cell office:value-type="string">
            <text:p>2 doses</text:p>
          </table:table-cell>
          <table:table-cell office:value-type="string">
            <text:p>0.56 (0.40-0.80)</text:p>
          </table:table-cell>
          <table:table-cell office:value-type="string">
            <text:p>0.0016</text:p>
          </table:table-cell>
          <table:table-cell table:number-columns-repeated="1021"/>
        </table:table-row>
        <table:table-row table:style-name="ro1">
          <table:table-cell office:value-type="string">
            <text:p>Booster</text:p>
          </table:table-cell>
          <table:table-cell office:value-type="string">
            <text:p>0.49 (0.27-0.88)</text:p>
          </table:table-cell>
          <table:table-cell office:value-type="string">
            <text:p>0.0183</text:p>
          </table:table-cell>
          <table:table-cell table:number-columns-repeated="1021"/>
        </table:table-row>
        <table:table-row table:style-name="ro1">
          <table:table-cell office:value-type="string">
            <text:p>Comorbidities</text:p>
          </table:table-cell>
          <table:table-cell/>
          <table:table-cell office:value-type="string">
            <text:p>0.8970</text:p>
          </table:table-cell>
          <table:table-cell table:number-columns-repeated="1021"/>
        </table:table-row>
        <table:table-row table:style-name="ro1">
          <table:table-cell office:value-type="string">
            <text:p>None</text:p>
          </table:table-cell>
          <table:table-cell office:value-type="string">
            <text:p>0.40 (0.30-0.54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1</text:p>
          </table:table-cell>
          <table:table-cell office:value-type="string">
            <text:p>0.36 (0.21-0.59)</text:p>
          </table:table-cell>
          <table:table-cell office:value-type="string">
            <text:p>0.0001</text:p>
          </table:table-cell>
          <table:table-cell table:number-columns-repeated="1021"/>
        </table:table-row>
        <table:table-row table:style-name="ro1">
          <table:table-cell office:value-type="string">
            <text:p>2+</text:p>
          </table:table-cell>
          <table:table-cell office:value-type="string">
            <text:p>0.41 (0.23-0.73)</text:p>
          </table:table-cell>
          <table:table-cell office:value-type="string">
            <text:p>0.0026</text:p>
          </table:table-cell>
          <table:table-cell table:number-columns-repeated="1021"/>
        </table:table-row>
        <table:table-row table:style-name="ro1">
          <table:table-cell office:value-type="string">
            <text:p>Ethnicity</text:p>
          </table:table-cell>
          <table:table-cell/>
          <table:table-cell office:value-type="string">
            <text:p>0.5871</text:p>
          </table:table-cell>
          <table:table-cell table:number-columns-repeated="1021"/>
        </table:table-row>
        <table:table-row table:style-name="ro1">
          <table:table-cell office:value-type="string">
            <text:p>White</text:p>
          </table:table-cell>
          <table:table-cell office:value-type="string">
            <text:p>0.40 (0.30-0.54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Not white</text:p>
          </table:table-cell>
          <table:table-cell office:value-type="string">
            <text:p>0.35 (0.21-0.57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Age group</text:p>
          </table:table-cell>
          <table:table-cell/>
          <table:table-cell office:value-type="string">
            <text:p>0.2003</text:p>
          </table:table-cell>
          <table:table-cell table:number-columns-repeated="1021"/>
        </table:table-row>
        <table:table-row table:style-name="ro1">
          <table:table-cell office:value-type="string">
            <text:p>0-39</text:p>
          </table:table-cell>
          <table:table-cell office:value-type="string">
            <text:p>0.54 (0.38-0.76)</text:p>
          </table:table-cell>
          <table:table-cell office:value-type="string">
            <text:p>0.0004</text:p>
          </table:table-cell>
          <table:table-cell table:number-columns-repeated="1021"/>
        </table:table-row>
        <table:table-row table:style-name="ro1">
          <table:table-cell office:value-type="string">
            <text:p>40-54</text:p>
          </table:table-cell>
          <table:table-cell office:value-type="string">
            <text:p>0.32 (0.21-0.48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55-64</text:p>
          </table:table-cell>
          <table:table-cell office:value-type="string">
            <text:p>0.32 (0.18-0.57)</text:p>
          </table:table-cell>
          <table:table-cell office:value-type="string">
            <text:p>0.0001</text:p>
          </table:table-cell>
          <table:table-cell table:number-columns-repeated="1021"/>
        </table:table-row>
        <table:table-row table:style-name="ro1">
          <table:table-cell office:value-type="string">
            <text:p>65-74</text:p>
          </table:table-cell>
          <table:table-cell office:value-type="string">
            <text:p>0.49 (0.21-1.11)</text:p>
          </table:table-cell>
          <table:table-cell office:value-type="string">
            <text:p>0.0865</text:p>
          </table:table-cell>
          <table:table-cell table:number-columns-repeated="1021"/>
        </table:table-row>
        <table:table-row table:style-name="ro1">
          <table:table-cell office:value-type="string">
            <text:p>75-84</text:p>
          </table:table-cell>
          <table:table-cell office:value-type="string">
            <text:p>0.37 (0.16-0.85)</text:p>
          </table:table-cell>
          <table:table-cell office:value-type="string">
            <text:p>0.0187</text:p>
          </table:table-cell>
          <table:table-cell table:number-columns-repeated="1021"/>
        </table:table-row>
        <table:table-row table:style-name="ro1">
          <table:table-cell office:value-type="string">
            <text:p>85+</text:p>
          </table:table-cell>
          <table:table-cell office:value-type="string">
            <text:p>0.16 (0.03-0.80)</text:p>
          </table:table-cell>
          <table:table-cell office:value-type="string">
            <text:p>0.0255</text:p>
          </table:table-cell>
          <table:table-cell table:number-columns-repeated="1021"/>
        </table:table-row>
        <table:table-row table:style-name="ro1">
          <table:table-cell office:value-type="string">
            <text:p>Sensitivity analyses</text:p>
          </table:table-cell>
          <table:table-cell table:number-columns-repeated="1023"/>
        </table:table-row>
        <table:table-row table:style-name="ro1">
          <table:table-cell office:value-type="string">
            <text:p>Min 14-days FU</text:p>
          </table:table-cell>
          <table:table-cell office:value-type="string">
            <text:p>0.39 (0.30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FU plus 1</text:p>
          </table:table-cell>
          <table:table-cell office:value-type="string">
            <text:p>0.39 (0.30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Fully adj. Admission</text:p>
          </table:table-cell>
          <table:table-cell office:value-type="string">
            <text:p>0.14 (0.09-0.24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>
          <table:table-cell office:value-type="string">
            <text:p>Imputed ethnicity</text:p>
          </table:table-cell>
          <table:table-cell office:value-type="string">
            <text:p>0.40 (0.31-0.51)</text:p>
          </table:table-cell>
          <table:table-cell office:value-type="string">
            <text:p>0.0000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/02/2022</text:date>, <text:time>19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2T19:45:33.59</dc:date>
    <meta:document-statistic meta:table-count="1" meta:cell-count="97" meta:object-count="0"/>
    <meta:generator>OpenOffice/4.1.10$Win32 OpenOffice.org_project/4110m2$Build-9807</meta:generator>
  </office:meta>
</office:document-meta>
</file>